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1e59b" officeooo:paragraph-rsid="0021e59b"/>
    </style:style>
    <style:style style:name="P4" style:family="paragraph" style:parent-style-name="Text_20_body">
      <style:text-properties officeooo:rsid="0021e59b" officeooo:paragraph-rsid="002004b1"/>
    </style:style>
    <style:style style:name="P5" style:family="paragraph" style:parent-style-name="Text_20_body">
      <style:text-properties officeooo:rsid="00222fd7" officeooo:paragraph-rsid="00222fd7"/>
    </style:style>
    <style:style style:name="P6" style:family="paragraph" style:parent-style-name="Text_20_body">
      <style:text-properties officeooo:rsid="002255a7" officeooo:paragraph-rsid="002255a7"/>
    </style:style>
    <style:style style:name="P7" style:family="paragraph" style:parent-style-name="Text_20_body">
      <style:text-properties officeooo:rsid="00244bce" officeooo:paragraph-rsid="00244bce"/>
    </style:style>
    <style:style style:name="P8" style:family="paragraph" style:parent-style-name="Text_20_body">
      <style:text-properties officeooo:rsid="00244bce" officeooo:paragraph-rsid="0021e59b"/>
    </style:style>
    <style:style style:name="P9" style:family="paragraph" style:parent-style-name="Text_20_body">
      <style:text-properties officeooo:rsid="0027fb6c" officeooo:paragraph-rsid="0027fb6c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Title" style:master-page-name="First_20_Page">
      <style:paragraph-properties style:page-number="auto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44bce"/>
    </style:style>
    <style:style style:name="P15" style:family="paragraph" style:parent-style-name="Heading_20_1">
      <style:text-properties officeooo:rsid="00244bce" officeooo:paragraph-rsid="00244bce"/>
    </style:style>
    <style:style style:name="P16" style:family="paragraph" style:parent-style-name="Heading_20_1">
      <style:paragraph-properties fo:break-before="page"/>
      <style:text-properties officeooo:rsid="002255a7" officeooo:paragraph-rsid="002255a7"/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Text_20_body" style:list-style-name="L1">
      <style:text-properties officeooo:rsid="002004b1" officeooo:paragraph-rsid="0021e59b"/>
    </style:style>
    <style:style style:name="P19" style:family="paragraph" style:parent-style-name="Text_20_body" style:list-style-name="L2">
      <style:text-properties officeooo:rsid="00244bce" officeooo:paragraph-rsid="0021e59b"/>
    </style:style>
    <style:style style:name="P20" style:family="paragraph" style:parent-style-name="Text_20_body" style:list-style-name="L2">
      <style:text-properties officeooo:rsid="00244bce" officeooo:paragraph-rsid="00244bce"/>
    </style:style>
    <style:style style:name="P21" style:family="paragraph" style:parent-style-name="Text_20_body" style:list-style-name="L2">
      <style:text-properties officeooo:rsid="0021e59b" officeooo:paragraph-rsid="0021e59b"/>
    </style:style>
    <style:style style:name="T1" style:family="text">
      <style:text-properties officeooo:rsid="002255a7"/>
    </style:style>
    <style:style style:name="T2" style:family="text">
      <style:text-properties officeooo:rsid="00244b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escription - Rypto</text:span><text:line-break/><text:date style:data-style-name="N10076" text:date-value="2017-04-25T14:07:47.381413257">April 25, 2017</text:date></text:p>
      <text:p text:style-name="Text_20_body"/>
      <text:p text:style-name="Text_20_body"/>
      <text:h text:style-name="P13" text:outline-level="1"/>
      <text:h text:style-name="P16" text:outline-level="1"><text:bookmark-start text:name="__RefHeading___Toc114_700232704"/>Preface<text:bookmark-end text:name="__RefHeading___Toc114_700232704"/></text:h>
      <text:p text:style-name="P5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Heading_20_1" text:outline-level="1"><text:bookmark-start text:name="__RefHeading___Toc97_1780184291"/>Algorit<text:span text:style-name="T1">hms and data structures</text:span><text:bookmark-end text:name="__RefHeading___Toc97_1780184291"/></text:h>
      <text:p text:style-name="P2"><text:span text:style-name="T1">Software implements </text:span>AES-algori<text:span text:style-name="T1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1">with </text:span>128 bit <text:span text:style-name="T1">keys in ECB mode, using the C programming language.</text:span></text:p>
      <text:p text:style-name="P6">Implementation covers encryption and decryption.</text:p>
      <text:p text:style-name="P9">In addition, encrypted data is PKCS#7 – padded. Padding is removed upon decryption.</text:p>
      <text:p text:style-name="P6">The data structures implemented are those that are described in the standard:</text:p>
      <text:list xml:id="list4225242600168911982" text:style-name="L1">
        <text:list-item>
          <text:p text:style-name="P18"><text:span text:style-name="T2">Round Keys (1-dimensional array derived from Cipher Key) and</text:span> </text:p>
        </text:list-item>
        <text:list-item>
          <text:p text:style-name="P18"><text:span text:style-name="T2">State (2-dimensional array)</text:span>. </text:p>
        </text:list-item>
      </text:list>
      <text:p text:style-name="P8">In addition, files are used as input and output. Cipher Key is given from the command line among other parameters.</text:p>
      <text:h text:style-name="P14" text:outline-level="1"><text:bookmark-start text:name="__RefHeading___Toc99_1780184291"/>Problem to be solved<text:bookmark-end text:name="__RefHeading___Toc99_1780184291"/></text:h>
      <text:p text:style-name="P4"><text:span text:style-name="T2">The problem is to encrypt Plaintext to Ciphertext and vice versa. AES is widely used encryption algorithm which is believed to be secure</text:span><text:span text:style-name="T2"><text:bibliography-mark text:identifier="WIKI000" text:bibliography-type="www" text:author="Wikipedia" text:publisher="Wikipedia" text:title="Advanced Encryption Standard" text:year="2017" text:url="https://en.wikipedia.org/wiki/Advanced_Encryption_Standard">[WIKI000]</text:bibliography-mark></text:span><text:span text:style-name="T2">.</text:span></text:p>
      <text:h text:style-name="P15" text:outline-level="1"><text:bookmark-start text:name="__RefHeading___Toc101_1780184291"/>Input<text:bookmark-end text:name="__RefHeading___Toc101_1780184291"/></text:h>
      <text:p text:style-name="P7">The following input is given to the software:</text:p>
      <text:list xml:id="list8239347955533742036" text:style-name="L2">
        <text:list-item>
          <text:p text:style-name="P19">Mode of operation, e.g. encrypt or decrypt</text:p>
        </text:list-item>
        <text:list-item>
          <text:p text:style-name="P21">128 bit <text:span text:style-name="T2">Cipher Key as a hex number (32 hex digits)</text:span></text:p>
        </text:list-item>
        <text:list-item>
          <text:p text:style-name="P20">Source file to be read</text:p>
        </text:list-item>
        <text:list-item>
          <text:p text:style-name="P20">Destination file to be written</text:p>
        </text:list-item>
      </text:list>
      <text:h text:style-name="P14" text:outline-level="1"><text:bookmark-start text:name="__RefHeading___Toc103_1780184291"/>Performance<text:bookmark-end text:name="__RefHeading___Toc103_1780184291"/></text:h>
      <text:p text:style-name="P7">Space efficiency: Used space is constant.</text:p>
      <text:p text:style-name="P7">Time efficiency: O(N)</text:p>
      <text:p text:style-name="P3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1">FIPS197: U.S. Department of Commerce/National Institute of Standards and Technology, Federal Information Processing Standard, FIPS PUB 197 Advanced Encryption Standard (AES), 2001</text:p>
          <text:p text:style-name="P11">WIKI000: Wikipedia, Advanced Encryption Standard, 2017, https://en.wikipedia.org/wiki/Advanced_Encryption_Standard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4:07:47.314938000</dc:date>
    <dc:creator>Riku Kalinen</dc:creator>
    <meta:editing-duration>PT49M7S</meta:editing-duration>
    <meta:editing-cycles>12</meta:editing-cycles>
    <meta:generator>LibreOffice/5.1.4.2$MacOSX_X86_64 LibreOffice_project/f99d75f39f1c57ebdd7ffc5f42867c12031db97a</meta:generator>
    <meta:document-statistic meta:table-count="0" meta:image-count="0" meta:object-count="0" meta:page-count="3" meta:paragraph-count="26" meta:word-count="210" meta:character-count="1426" meta:non-whitespace-character-count="1244"/>
  </office:meta>
</office:document-meta>
</file>